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GOST type A1" svg:font-family="'GOST type A'"/>
    <style:font-face style:name="Рудзінская" svg:font-family="Рудзінская"/>
    <style:font-face style:name="Calibri" svg:font-family="Calibri" style:font-family-generic="roman"/>
    <style:font-face style:name="ISOCPEUR" svg:font-family="ISOCPEUR" style:font-family-generic="roman"/>
    <style:font-face style:name="Times New Roman1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GOST type A" svg:font-family="'GOST type A'" style:font-pitch="variable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50%" fo:text-indent="0cm" style:auto-text-indent="false"/>
      <style:text-properties style:font-name="Times New Roman" fo:font-size="12pt" style:font-size-asian="12pt" style:font-size-complex="12pt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50%" fo:text-indent="0cm" style:auto-text-indent="false"/>
      <style:text-properties style:font-name="Times New Roman" fo:font-size="12pt" officeooo:paragraph-rsid="00292fbf" style:font-size-asian="12pt" style:font-size-complex="12pt"/>
    </style:style>
    <style:style style:name="P3" style:family="paragraph" style:parent-style-name="Standard" style:list-style-name="" style:master-page-name="Standard">
      <style:paragraph-properties fo:margin-left="0cm" fo:margin-right="0cm" fo:margin-top="0cm" fo:margin-bottom="0cm" loext:contextual-spacing="false" fo:line-height="150%" fo:text-align="end" style:justify-single-word="false" fo:keep-together="always" fo:text-indent="1.251cm" style:auto-text-indent="false" style:page-number="auto" fo:keep-with-next="always"/>
      <style:text-properties officeooo:rsid="00190bb1" officeooo:paragraph-rsid="00190bb1"/>
    </style:style>
    <style:style style:name="P4" style:family="paragraph" style:parent-style-name="Standard" style:list-style-name="">
      <style:paragraph-properties fo:margin-left="0cm" fo:margin-right="0cm" fo:margin-top="0cm" fo:margin-bottom="0cm" loext:contextual-spacing="false" fo:line-height="150%" fo:text-align="end" style:justify-single-word="false" fo:keep-together="always" fo:text-indent="0cm" style:auto-text-indent="false" fo:break-before="page" fo:keep-with-next="always"/>
      <style:text-properties officeooo:rsid="00190bb1" officeooo:paragraph-rsid="00248c53"/>
    </style:style>
    <style:style style:name="P5" style:family="paragraph" style:parent-style-name="Standard" style:list-styl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fo:break-before="page"/>
      <style:text-properties style:font-name="Times New Roman" fo:font-size="14pt" officeooo:rsid="003e733b" officeooo:paragraph-rsid="003e733b" style:font-size-asian="14pt" style:font-size-complex="14pt"/>
    </style:style>
    <style:style style:name="P6" style:family="paragraph" style:parent-style-name="Standard" style:list-styl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fo:break-before="page"/>
      <style:text-properties style:font-name="Times New Roman" fo:font-size="14pt" fo:font-weight="bold" officeooo:rsid="003e733b" officeooo:paragraph-rsid="003e733b" style:font-size-asian="14pt" style:font-weight-asian="bold" style:font-size-complex="14pt" style:font-weight-complex="bold"/>
    </style:style>
    <style:style style:name="P7" style:family="paragraph" style:parent-style-name="Standard" style:list-styl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/>
      <style:text-properties style:font-name="Times New Roman" fo:font-size="12pt" officeooo:rsid="00190bb1" officeooo:paragraph-rsid="00248c53" style:font-size-asian="10.5pt" style:font-size-complex="12pt"/>
    </style:style>
    <style:style style:name="P8" style:family="paragraph" style:parent-style-name="Standard" style:list-styl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/>
      <style:text-properties style:font-name="Times New Roman" fo:font-size="12pt" officeooo:rsid="0030af4e" officeooo:paragraph-rsid="0033e65d" style:font-size-asian="10.5pt" style:font-size-complex="12pt"/>
    </style:style>
    <style:style style:name="P9" style:family="paragraph" style:parent-style-name="Standard" style:list-styl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/>
      <style:text-properties style:font-name="Times New Roman" fo:font-size="12pt" officeooo:rsid="0030af4e" officeooo:paragraph-rsid="0030af4e" style:font-size-asian="10.5pt" style:font-size-complex="12pt"/>
    </style:style>
    <style:style style:name="P10" style:family="paragraph" style:parent-style-name="Standard" style:list-styl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/>
      <style:text-properties style:font-name="Times New Roman" fo:font-size="12pt" officeooo:rsid="0030af4e" officeooo:paragraph-rsid="00348295" style:font-size-asian="10.5pt" style:font-size-complex="12pt"/>
    </style:style>
    <style:style style:name="P11" style:family="paragraph" style:parent-style-name="Standard" style:list-styl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/>
      <style:text-properties style:font-name="Times New Roman" fo:font-size="12pt" officeooo:rsid="003e733b" officeooo:paragraph-rsid="003e733b" style:font-size-asian="10.5pt" style:font-size-complex="12pt"/>
    </style:style>
    <style:style style:name="P12" style:family="paragraph">
      <loext:graphic-properties draw:fill="none"/>
      <style:paragraph-properties fo:text-align="start"/>
    </style:style>
    <style:style style:name="P13" style:family="paragraph">
      <style:paragraph-properties fo:margin-top="0cm" fo:margin-bottom="0cm" fo:line-height="100%" fo:text-align="center"/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P14" style:family="paragraph">
      <loext:graphic-properties draw:fill="none"/>
      <style:paragraph-properties fo:margin-top="0cm" fo:margin-bottom="0cm" fo:line-height="100%" fo:text-align="center"/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P15" style:family="paragraph">
      <style:paragraph-properties fo:margin-top="0cm" fo:margin-bottom="0cm" fo:line-height="100%" fo:text-align="center"/>
    </style:style>
    <style:style style:name="P16" style:family="paragraph">
      <loext:graphic-properties draw:fill="none"/>
      <style:paragraph-properties fo:margin-top="0cm" fo:margin-bottom="0cm" fo:line-height="100%" fo:text-align="center"/>
    </style:style>
    <style:style style:name="P17" style:family="paragraph">
      <style:paragraph-properties fo:margin-top="0cm" fo:margin-bottom="0cm" fo:line-height="100%" fo:text-align="start"/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P18" style:family="paragraph">
      <loext:graphic-properties draw:fill="none"/>
      <style:paragraph-properties fo:margin-top="0cm" fo:margin-bottom="0cm" fo:line-height="100%" fo:text-align="start"/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P19" style:family="paragraph">
      <style:paragraph-properties fo:margin-top="0cm" fo:margin-bottom="0cm" fo:line-height="100%" fo:text-align="start"/>
    </style:style>
    <style:style style:name="P20" style:family="paragraph">
      <loext:graphic-properties draw:fill="none"/>
      <style:paragraph-properties fo:margin-top="0cm" fo:margin-bottom="0cm" fo:line-height="100%" fo:text-align="start"/>
    </style:style>
    <style:style style:name="P21" style:family="paragraph">
      <style:paragraph-properties fo:margin-top="0cm" fo:margin-bottom="0cm" fo:line-height="100%" fo:text-align="center"/>
      <style:text-properties style:font-name="GOST type A"/>
    </style:style>
    <style:style style:name="P22" style:family="paragraph">
      <loext:graphic-properties draw:fill="none"/>
      <style:paragraph-properties fo:margin-top="0cm" fo:margin-bottom="0cm" fo:line-height="100%" fo:text-align="center"/>
      <style:text-properties style:font-name="GOST type A" fo:font-style="italic" style:font-style-asian="italic" style:font-style-complex="italic"/>
    </style:style>
    <style:style style:name="P23" style:family="paragraph">
      <style:paragraph-properties fo:text-align="center"/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P24" style:family="paragraph">
      <loext:graphic-properties draw:fill="none"/>
      <style:paragraph-properties fo:text-align="center"/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T1" style:family="text">
      <style:text-properties style:font-name="Times New Roman1" fo:font-size="14pt" fo:language="en" fo:country="US" fo:font-weight="bold" style:font-name-asian="Times New Roman2" style:font-size-asian="14pt" style:font-weight-asian="bold" style:font-name-complex="Times New Roman2" style:font-size-complex="16pt"/>
    </style:style>
    <style:style style:name="T2" style:family="text">
      <style:text-properties style:font-name="Times New Roman1" fo:font-size="14pt" fo:language="en" fo:country="US" fo:font-weight="bold" officeooo:rsid="00232598" style:font-name-asian="Times New Roman2" style:font-size-asian="14pt" style:font-weight-asian="bold" style:font-name-complex="Times New Roman2" style:font-size-complex="16pt"/>
    </style:style>
    <style:style style:name="T3" style:family="text">
      <style:text-properties style:font-name="Times New Roman1" fo:font-size="14pt" fo:language="en" fo:country="US" fo:font-weight="bold" officeooo:rsid="00190bb1" style:font-name-asian="Times New Roman2" style:font-size-asian="14pt" style:font-weight-asian="bold" style:font-name-complex="Times New Roman2" style:font-size-complex="16pt"/>
    </style:style>
    <style:style style:name="T4" style:family="text">
      <style:text-properties style:font-name="Times New Roman1" fo:font-size="14pt" fo:language="en" fo:country="US" fo:font-weight="bold" officeooo:rsid="002a250b" style:font-name-asian="Times New Roman2" style:font-size-asian="14pt" style:font-weight-asian="bold" style:font-name-complex="Times New Roman2" style:font-size-complex="16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44492b"/>
    </style:style>
    <style:style style:name="T7" style:family="text">
      <style:text-properties fo:font-size="14pt" fo:language="en" fo:country="US" fo:font-weight="bold" style:font-name-asian="Times New Roman2" style:font-size-asian="14pt" style:font-weight-asian="bold" style:font-name-complex="Times New Roman2" style:font-size-complex="16pt"/>
    </style:style>
    <style:style style:name="T8" style:family="text">
      <style:text-properties fo:font-size="14pt" fo:language="en" fo:country="US" fo:font-weight="bold" officeooo:rsid="002a250b" style:font-name-asian="Times New Roman2" style:font-size-asian="14pt" style:font-weight-asian="bold" style:font-name-complex="Times New Roman2" style:font-size-complex="16pt"/>
    </style:style>
    <style:style style:name="T9" style:family="text">
      <style:text-properties fo:font-size="14pt" fo:language="en" fo:country="US" fo:font-weight="bold" officeooo:rsid="00232598" style:font-name-asian="Times New Roman2" style:font-size-asian="14pt" style:font-weight-asian="bold" style:font-name-complex="Times New Roman2" style:font-size-complex="16pt"/>
    </style:style>
    <style:style style:name="T10" style:family="text">
      <style:text-properties fo:font-variant="normal" fo:text-transform="none" style:text-line-through-style="none" style:text-line-through-type="none" style:text-position="0% 100%" style:font-name="GOST type A" fo:font-size="10pt" fo:letter-spacing="normal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11" style:family="text">
      <style:text-properties fo:font-variant="normal" fo:text-transform="none" style:text-line-through-style="none" style:text-line-through-type="none" style:text-position="0% 100%" style:font-name="GOST type A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2" style:family="text"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variant="normal" fo:text-transform="none" style:text-line-through-style="none" style:text-line-through-type="none" style:text-position="0% 100%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4" style:family="text">
      <style:text-properties fo:font-variant="normal" fo:text-transform="none" style:text-line-through-style="none" style:text-line-through-type="none" style:text-position="0% 100%" style:font-name="GOST type A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15" style:family="text"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T16" style:family="text">
      <style:text-properties fo:font-variant="normal" fo:text-transform="none" style:text-line-through-style="none" style:text-line-through-type="none" style:text-position="0% 100%" style:font-name="GOST type A" fo:font-size="12pt" fo:letter-spacing="normal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7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fo:margin-left="0.318cm" fo:margin-right="0.377cm" fo:margin-top="0cm" fo:margin-bottom="0.06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textarea-vertical-align="top" draw:auto-grow-height="false" draw:fit-to-size="false" style:shrink-to-fit="false" fo:min-height="28.051cm" fo:min-width="17.796cm" fo:padding-top="0.127cm" fo:padding-bottom="0.127cm" fo:padding-left="0.254cm" fo:padding-right="0.254cm" fo:wrap-option="wrap" style:run-through="foreground"/>
    </style:style>
    <style:style style:name="gr3" style:family="graphic">
      <style:graphic-properties draw:stroke="solid" svg:stroke-width="0.071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foreground"/>
    </style:style>
    <style:style style:name="gr4" style:family="graphic">
      <style:graphic-properties draw:stroke="solid" svg:stroke-width="0.035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foreground"/>
    </style:style>
    <style:style style:name="gr5" style:family="graphic">
      <style:graphic-properties draw:stroke="none" svg:stroke-width="0cm" draw:fill="none" draw:textarea-vertical-align="top" draw:auto-grow-height="false" draw:fit-to-size="false" style:shrink-to-fit="false" fo:min-height="0.367cm" fo:min-width="0.737cm" fo:padding-top="0.035cm" fo:padding-bottom="0.035cm" fo:padding-left="0.035cm" fo:padding-right="0.035cm" fo:wrap-option="wrap" style:run-through="foreground"/>
    </style:style>
    <style:style style:name="gr6" style:family="graphic">
      <style:graphic-properties draw:stroke="none" svg:stroke-width="0cm" draw:fill="none" draw:textarea-vertical-align="top" draw:auto-grow-height="false" draw:fit-to-size="false" style:shrink-to-fit="false" fo:min-height="0.367cm" fo:min-width="0.937cm" fo:padding-top="0.035cm" fo:padding-bottom="0.035cm" fo:padding-left="0.035cm" fo:padding-right="0.035cm" fo:wrap-option="wrap" style:run-through="foreground"/>
    </style:style>
    <style:style style:name="gr7" style:family="graphic">
      <style:graphic-properties draw:stroke="none" svg:stroke-width="0cm" draw:fill="none" draw:textarea-vertical-align="top" draw:auto-grow-height="false" draw:fit-to-size="false" style:shrink-to-fit="false" fo:min-height="0.367cm" fo:min-width="2.284cm" fo:padding-top="0.035cm" fo:padding-bottom="0.035cm" fo:padding-left="0.035cm" fo:padding-right="0.035cm" fo:wrap-option="wrap" style:run-through="foreground"/>
    </style:style>
    <style:style style:name="gr8" style:family="graphic">
      <style:graphic-properties draw:stroke="none" svg:stroke-width="0cm" draw:fill="none" draw:textarea-vertical-align="top" draw:auto-grow-height="false" draw:fit-to-size="false" style:shrink-to-fit="false" fo:min-height="0.367cm" fo:min-width="1.334cm" fo:padding-top="0.035cm" fo:padding-bottom="0.035cm" fo:padding-left="0.035cm" fo:padding-right="0.035cm" fo:wrap-option="wrap" style:run-through="foreground"/>
    </style:style>
    <style:style style:name="gr9" style:family="graphic">
      <style:graphic-properties draw:stroke="none" svg:stroke-width="0cm" draw:fill="none" draw:textarea-vertical-align="top" draw:auto-grow-height="false" draw:fit-to-size="false" style:shrink-to-fit="false" fo:min-height="0.367cm" fo:min-width="0.845cm" fo:padding-top="0.035cm" fo:padding-bottom="0.035cm" fo:padding-left="0.035cm" fo:padding-right="0.035cm" fo:wrap-option="wrap" style:run-through="foreground"/>
    </style:style>
    <style:style style:name="gr10" style:family="graphic">
      <style:graphic-properties draw:stroke="none" svg:stroke-width="0cm" draw:fill="none" draw:textarea-vertical-align="top" draw:auto-grow-height="false" draw:fit-to-size="false" style:shrink-to-fit="false" fo:min-height="0.367cm" fo:min-width="1.279cm" fo:padding-top="0.035cm" fo:padding-bottom="0.035cm" fo:padding-left="0.035cm" fo:padding-right="0.035cm" fo:wrap-option="wrap" style:run-through="foreground"/>
    </style:style>
    <style:style style:name="gr11" style:family="graphic">
      <style:graphic-properties draw:stroke="none" svg:stroke-width="0cm" draw:fill="none" draw:textarea-vertical-align="top" draw:auto-grow-height="false" draw:fit-to-size="false" style:shrink-to-fit="false" fo:min-height="0.369cm" fo:min-width="1.279cm" fo:padding-top="0.035cm" fo:padding-bottom="0.035cm" fo:padding-left="0.035cm" fo:padding-right="0.035cm" fo:wrap-option="wrap" style:run-through="foreground"/>
    </style:style>
    <style:style style:name="gr12" style:family="graphic">
      <style:graphic-properties draw:stroke="none" svg:stroke-width="0cm" draw:fill="none" draw:textarea-vertical-align="top" draw:auto-grow-height="false" draw:fit-to-size="false" style:shrink-to-fit="false" fo:min-height="0.605cm" fo:min-width="11.058cm" fo:padding-top="0.035cm" fo:padding-bottom="0.035cm" fo:padding-left="0.035cm" fo:padding-right="0.035cm" fo:wrap-option="wrap" style:run-through="foreground"/>
    </style:style>
    <style:style style:name="gr13" style:family="graphic">
      <style:graphic-properties style:run-through="foreground"/>
    </style:style>
    <style:style style:name="gr14" style:family="graphic">
      <style:graphic-properties draw:stroke="none" svg:stroke-width="0cm" draw:fill="none" draw:textarea-vertical-align="top" draw:auto-grow-height="false" draw:fit-to-size="false" style:shrink-to-fit="false" fo:min-height="0.369cm" fo:min-width="3.454cm" fo:padding-top="0.035cm" fo:padding-bottom="0.035cm" fo:padding-left="0.035cm" fo:padding-right="0.035cm" fo:wrap-option="wrap" style:run-through="foreground"/>
    </style:style>
    <style:style style:name="gr15" style:family="graphic">
      <style:graphic-properties draw:stroke="none" svg:stroke-width="0cm" draw:fill="none" draw:textarea-vertical-align="top" draw:auto-grow-height="false" draw:fit-to-size="false" style:shrink-to-fit="false" fo:min-height="0.369cm" fo:min-width="4.195cm" fo:padding-top="0.035cm" fo:padding-bottom="0.035cm" fo:padding-left="0.035cm" fo:padding-right="0.035cm" fo:wrap-option="wrap" style:run-through="foreground"/>
    </style:style>
    <style:style style:name="gr16" style:family="graphic">
      <style:graphic-properties draw:stroke="none" svg:stroke-width="0cm" draw:fill="none" draw:textarea-vertical-align="top" draw:auto-grow-height="false" draw:fit-to-size="false" style:shrink-to-fit="false" fo:min-height="0.367cm" fo:min-width="1.875cm" fo:padding-top="0.035cm" fo:padding-bottom="0.035cm" fo:padding-left="0.035cm" fo:padding-right="0.035cm" fo:wrap-option="wrap" style:run-through="foreground"/>
    </style:style>
    <style:style style:name="gr17" style:family="graphic">
      <style:graphic-properties draw:stroke="none" svg:stroke-width="0cm" draw:fill="none" draw:textarea-vertical-align="top" draw:auto-grow-height="false" draw:fit-to-size="false" style:shrink-to-fit="false" fo:min-height="0.367cm" fo:min-width="2.284cm" fo:padding-top="0.035cm" fo:padding-bottom="0.035cm" fo:padding-left="0.035cm" fo:padding-right="0.035cm" fo:wrap-option="wrap" style:run-through="foreground"/>
    </style:style>
    <style:style style:name="gr18" style:family="graphic">
      <style:graphic-properties draw:stroke="none" svg:stroke-width="0cm" draw:fill="none" draw:textarea-vertical-align="top" draw:auto-grow-height="false" draw:fit-to-size="false" style:shrink-to-fit="false" fo:min-height="0.369cm" fo:min-width="1.875cm" fo:padding-top="0.035cm" fo:padding-bottom="0.035cm" fo:padding-left="0.035cm" fo:padding-right="0.035cm" fo:wrap-option="wrap" style:run-through="foreground"/>
    </style:style>
    <style:style style:name="gr19" style:family="graphic">
      <style:graphic-properties draw:stroke="none" svg:stroke-width="0cm" draw:fill="none" draw:textarea-vertical-align="top" draw:auto-grow-height="false" draw:fit-to-size="false" style:shrink-to-fit="false" fo:min-height="0.369cm" fo:min-width="2.284cm" fo:padding-top="0.035cm" fo:padding-bottom="0.035cm" fo:padding-left="0.035cm" fo:padding-right="0.035cm" fo:wrap-option="wrap" style:run-through="foreground"/>
    </style:style>
    <style:style style:name="gr20" style:family="graphic">
      <style:graphic-properties draw:stroke="none" svg:stroke-width="0cm" draw:fill="none" draw:textarea-vertical-align="middle" draw:auto-grow-height="false" draw:fit-to-size="false" style:shrink-to-fit="false" fo:min-height="2.207cm" fo:min-width="5.689cm" fo:padding-top="0.035cm" fo:padding-bottom="0.035cm" fo:padding-left="0.035cm" fo:padding-right="0.035cm" fo:wrap-option="wrap" style:run-through="foreground"/>
    </style:style>
    <style:style style:name="gr21" style:family="graphic">
      <style:graphic-properties draw:stroke="none" svg:stroke-width="0cm" draw:fill="none" draw:textarea-vertical-align="top" draw:auto-grow-height="false" draw:fit-to-size="false" style:shrink-to-fit="false" fo:min-height="0.367cm" fo:min-width="2.058cm" fo:padding-top="0.035cm" fo:padding-bottom="0.035cm" fo:padding-left="0.035cm" fo:padding-right="0.035cm" fo:wrap-option="wrap" style:run-through="foreground"/>
    </style:style>
    <style:style style:name="gr22" style:family="graphic">
      <style:graphic-properties draw:stroke="none" svg:stroke-width="0cm" draw:fill="none" draw:textarea-vertical-align="top" draw:auto-grow-height="false" draw:fit-to-size="false" style:shrink-to-fit="false" fo:min-height="0.552cm" fo:min-width="5.062cm" fo:padding-top="0.035cm" fo:padding-bottom="0.035cm" fo:padding-left="0.035cm" fo:padding-right="0.035cm" fo:wrap-option="wrap" style:run-through="foreground"/>
    </style:style>
    <style:style style:name="gr23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4" style:family="graphic">
      <style:graphic-properties draw:stroke="solid" svg:stroke-width="0.071cm" svg:stroke-color="#000000" draw:stroke-linejoin="miter" draw:fill="none" draw:textarea-vertical-align="top" draw:auto-grow-height="false" draw:fit-to-size="false" style:shrink-to-fit="false" fo:min-height="28.055cm" fo:min-width="17.794cm" fo:padding-top="0.127cm" fo:padding-bottom="0.127cm" fo:padding-left="0.254cm" fo:padding-right="0.254cm" fo:wrap-option="wrap" style:run-through="foreground"/>
    </style:style>
    <style:style style:name="gr25" style:family="graphic">
      <style:graphic-properties draw:stroke="none" svg:stroke-width="0cm" draw:fill="none" draw:textarea-vertical-align="top" draw:auto-grow-height="false" draw:fit-to-size="false" style:shrink-to-fit="false" fo:min-height="0.605cm" fo:min-width="9.814cm" fo:padding-top="0.035cm" fo:padding-bottom="0.035cm" fo:padding-left="0.035cm" fo:padding-right="0.035cm" fo:wrap-option="wrap" style:run-through="foreground"/>
    </style:style>
    <style:style style:name="gr26" style:family="graphic">
      <style:graphic-properties draw:stroke="none" svg:stroke-width="0cm" draw:fill="none" draw:textarea-vertical-align="top" draw:auto-grow-height="false" draw:fit-to-size="false" style:shrink-to-fit="false" fo:min-height="0.609cm" fo:min-width="1.279cm" fo:padding-top="0.035cm" fo:padding-bottom="0.035cm" fo:padding-left="0.035cm" fo:padding-right="0.035cm" fo:wrap-option="wrap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text:bookmark-start text:name="_Toc514758680"/><text:span text:style-name="T1">Д</text:span><text:bookmark-end text:name="_Toc514758680"/><text:span text:style-name="T1">АДАТАК </text:span><text:span text:style-name="T2">А</text:span></text:h>
      <text:p text:style-name="P1"><draw:g text:anchor-type="paragraph" draw:z-index="0" draw:name="Группа 212" draw:style-name="gr1"><draw:custom-shape draw:name="Rectangle 11" draw:style-name="gr2" draw:text-style-name="P12" svg:width="18.303cm" svg:height="28.304cm" svg:x="-0.951cm" svg:y="0.74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12" draw:style-name="gr3" draw:text-style-name="P12" svg:x1="-0.044cm" svg:y1="25.07cm" svg:x2="-0.042cm" svg:y2="26.538cm"><text:p/></draw:line><draw:line draw:name="Line 13" draw:style-name="gr3" draw:text-style-name="P12" svg:x1="-0.942cm" svg:y1="25.054cm" svg:x2="17.332cm" svg:y2="25.056cm"><text:p/></draw:line><draw:line draw:name="Line 14" draw:style-name="gr3" draw:text-style-name="P12" svg:x1="1.046cm" svg:y1="25.079cm" svg:x2="1.048cm" svg:y2="29.037cm"><text:p/></draw:line><draw:line draw:name="Line 15" draw:style-name="gr3" draw:text-style-name="P12" svg:x1="3.549cm" svg:y1="25.079cm" svg:x2="3.551cm" svg:y2="29.037cm"><text:p/></draw:line><draw:line draw:name="Line 16" draw:style-name="gr3" draw:text-style-name="P12" svg:x1="5.051cm" svg:y1="25.079cm" svg:x2="5.053cm" svg:y2="29.037cm"><text:p/></draw:line><draw:line draw:name="Line 17" draw:style-name="gr3" draw:text-style-name="P12" svg:x1="6.051cm" svg:y1="25.07cm" svg:x2="6.053cm" svg:y2="29.027cm"><text:p/></draw:line><draw:line draw:name="Line 18" draw:style-name="gr3" draw:text-style-name="P12" svg:x1="13.552cm" svg:y1="26.564cm" svg:x2="13.556cm" svg:y2="27.545cm"><text:p/></draw:line><draw:line draw:name="Line 19" draw:style-name="gr4" draw:text-style-name="P12" svg:x1="-0.942cm" svg:y1="28.051cm" svg:x2="6.033cm" svg:y2="28.055cm"><text:p/></draw:line><draw:line draw:name="Line 20" draw:style-name="gr4" draw:text-style-name="P12" svg:x1="-0.942cm" svg:y1="28.552cm" svg:x2="6.033cm" svg:y2="28.552cm"><text:p/></draw:line><draw:custom-shape draw:name="Rectangle 21" draw:style-name="gr5" draw:text-style-name="P14" svg:width="0.807cm" svg:height="0.436cm" svg:x="-0.902cm" svg:y="26.099cm"><text:p text:style-name="P13"><text:span text:style-name="T10">З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" draw:style-name="gr6" draw:text-style-name="P14" svg:width="1.006cm" svg:height="0.436cm" svg:x="0.01cm" svg:y="26.099cm"><text:p text:style-name="P13"><text:span text:style-name="T10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" draw:style-name="gr7" draw:text-style-name="P14" svg:width="2.354cm" svg:height="0.436cm" svg:x="1.123cm" svg:y="26.099cm"><text:p text:style-name="P13"><text:span text:style-name="T10">№ </text:span><text:span text:style-name="T10">даку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" draw:style-name="gr8" draw:text-style-name="P14" svg:width="1.403cm" svg:height="0.436cm" svg:x="3.609cm" svg:y="26.099cm"><text:p text:style-name="P13"><text:span text:style-name="T10">Подпіс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" draw:style-name="gr9" draw:text-style-name="P14" svg:width="0.914cm" svg:height="0.436cm" svg:x="5.092cm" svg:y="26.099cm"><text:p text:style-name="P13"><text:span text:style-name="T10">Да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6" draw:style-name="gr10" draw:text-style-name="P14" svg:width="1.348cm" svg:height="0.436cm" svg:x="13.628cm" svg:y="26.587cm"><text:p text:style-name="P13"><text:span text:style-name="T10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7" draw:style-name="gr11" draw:text-style-name="P14" svg:width="1.348cm" svg:height="0.438cm" svg:x="13.628cm" svg:y="27.104cm"><text:p text:style-name="P13"><text:span text:style-name="T10">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8" draw:style-name="gr12" draw:text-style-name="P16" svg:width="11.127cm" svg:height="0.675cm" svg:x="6.15cm" svg:y="25.488cm"><text:p text:style-name="P15"><text:span text:style-name="T11">БДАС.460641.011 ТЗ</text:span></text:p><text:p text:style-name="P15"><text:span text:style-name="T12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9" draw:style-name="gr3" draw:text-style-name="P12" svg:x1="-0.94cm" svg:y1="26.552cm" svg:x2="17.334cm" svg:y2="26.554cm"><text:p/></draw:line><draw:line draw:name="Line 30" draw:style-name="gr3" draw:text-style-name="P12" svg:x1="-0.928cm" svg:y1="26.056cm" svg:x2="6.045cm" svg:y2="26.058cm"><text:p/></draw:line><draw:line draw:name="Line 31" draw:style-name="gr4" draw:text-style-name="P12" svg:x1="-0.942cm" svg:y1="25.555cm" svg:x2="6.033cm" svg:y2="25.557cm"><text:p/></draw:line><draw:line draw:name="Line 32" draw:style-name="gr4" draw:text-style-name="P12" svg:x1="-0.942cm" svg:y1="27.55cm" svg:x2="6.033cm" svg:y2="27.55cm"><text:p/></draw:line><draw:line draw:name="Line 33" draw:style-name="gr4" draw:text-style-name="P12" svg:x1="-0.942cm" svg:y1="27.049cm" svg:x2="6.033cm" svg:y2="27.051cm"><text:p/></draw:line><draw:g draw:name="Group 34" draw:style-name="gr13"><draw:custom-shape draw:name="Rectangle 35" draw:style-name="gr14" draw:text-style-name="P18" svg:width="3.523cm" svg:height="0.438cm" svg:x="-0.916cm" svg:y="26.601cm"><text:p text:style-name="P17"><text:span text:style-name="T10"><text:s/></text:span><text:span text:style-name="T10">Распрац. <text:s text:c="8"/>Буцько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6" draw:style-name="gr15" draw:text-style-name="P20" svg:width="4.264cm" svg:height="0.438cm" svg:x="2.781cm" svg:y="26.601cm"><text:p text:style-name="P19"><text:span text:style-name="T13"><text:s text:c="2"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37" draw:style-name="gr13"><draw:custom-shape draw:name="Rectangle 38" draw:style-name="gr16" draw:text-style-name="P18" svg:width="1.945cm" svg:height="0.436cm" svg:x="-0.916cm" svg:y="27.092cm"><text:p text:style-name="P17"><text:span text:style-name="T10"><text:s/></text:span><text:span text:style-name="T10">Правя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9" draw:style-name="gr7" draw:text-style-name="P18" svg:width="2.354cm" svg:height="0.436cm" svg:x="1.123cm" svg:y="27.092cm"><text:p text:style-name="P17"><text:span text:style-name="T10">Рудинская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40" draw:style-name="gr13"><draw:custom-shape draw:name="Rectangle 41" draw:style-name="gr16" draw:text-style-name="P18" svg:width="1.945cm" svg:height="0.436cm" svg:x="-0.916cm" svg:y="27.594cm"><text:p text:style-name="P17"><text:span text:style-name="T10"><text:s/></text:span><text:span text:style-name="T10">Рэцэнз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2" draw:style-name="gr17" draw:text-style-name="P12" svg:width="2.354cm" svg:height="0.436cm" svg:x="1.123cm" svg:y="27.594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43" draw:style-name="gr13"><draw:custom-shape draw:name="Rectangle 44" draw:style-name="gr18" draw:text-style-name="P18" svg:width="1.945cm" svg:height="0.438cm" svg:x="-0.916cm" svg:y="28.083cm"><text:p text:style-name="P17"><text:span text:style-name="T10"><text:s/></text:span><text:span text:style-name="T10">Н. Кант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5" draw:style-name="gr19" draw:text-style-name="P18" svg:width="2.354cm" svg:height="0.438cm" svg:x="1.123cm" svg:y="28.083cm"><text:p text:style-name="P17"><text:span text:style-name="T10">Боженков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46" draw:style-name="gr13"><draw:custom-shape draw:name="Rectangle 47" draw:style-name="gr16" draw:text-style-name="P18" svg:width="1.945cm" svg:height="0.436cm" svg:x="-0.916cm" svg:y="28.572cm"><text:p text:style-name="P17"><text:span text:style-name="T10"><text:s/></text:span><text:span text:style-name="T10">Зацвярдж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8" draw:style-name="gr7" draw:text-style-name="P18" svg:width="2.354cm" svg:height="0.436cm" svg:x="1.123cm" svg:y="28.572cm"><text:p text:style-name="P17"><text:span text:style-name="T10">Горбадей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49" draw:style-name="gr3" draw:text-style-name="P12" svg:x1="12.051cm" svg:y1="26.564cm" svg:x2="12.053cm" svg:y2="29.027cm"><text:p/></draw:line><draw:custom-shape draw:name="Rectangle 50" draw:style-name="gr20" draw:text-style-name="P22" svg:width="5.758cm" svg:height="2.276cm" svg:x="6.175cm" svg:y="26.667cm"><text:p text:style-name="P21"><text:span text:style-name="T14">Зыходны код</text:span></text:p><text:p text:style-name="P21"><text:span text:style-name="T14">класа Router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51" draw:style-name="gr3" draw:text-style-name="P12" svg:x1="12.064cm" svg:y1="27.053cm" svg:x2="17.342cm" svg:y2="27.055cm"><text:p/></draw:line><draw:line draw:name="Line 52" draw:style-name="gr3" draw:text-style-name="P12" svg:x1="12.063cm" svg:y1="27.55cm" svg:x2="17.343cm" svg:y2="27.554cm"><text:p/></draw:line><draw:line draw:name="Line 53" draw:style-name="gr3" draw:text-style-name="P12" svg:x1="15.053cm" svg:y1="26.564cm" svg:x2="15.057cm" svg:y2="27.545cm"><text:p/></draw:line><draw:custom-shape draw:name="Rectangle 54" draw:style-name="gr10" draw:text-style-name="P14" svg:width="1.348cm" svg:height="0.436cm" svg:x="12.132cm" svg:y="26.587cm"><text:p text:style-name="P13"><text:span text:style-name="T10">Літ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55" draw:style-name="gr21" draw:text-style-name="P14" svg:width="2.128cm" svg:height="0.436cm" svg:x="15.136cm" svg:y="26.587cm"><text:p text:style-name="P13"><text:span text:style-name="T10">Аркушау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56" draw:style-name="gr21" draw:text-style-name="P24" svg:width="2.128cm" svg:height="0.436cm" svg:x="15.148cm" svg:y="27.106cm"><text:p text:style-name="P23"><text:span text:style-name="T15">4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57" draw:style-name="gr4" draw:text-style-name="P12" svg:x1="12.552cm" svg:y1="27.063cm" svg:x2="12.554cm" svg:y2="27.541cm"><text:p/></draw:line><draw:line draw:name="Line 58" draw:style-name="gr4" draw:text-style-name="P12" svg:x1="13.052cm" svg:y1="27.065cm" svg:x2="13.054cm" svg:y2="27.543cm"><text:p/></draw:line><draw:custom-shape draw:name="Rectangle 59" draw:style-name="gr22" draw:text-style-name="P16" svg:width="5.132cm" svg:height="0.622cm" svg:x="12.132cm" svg:y="27.951cm"><text:p text:style-name="P15"><text:span text:style-name="T16">БДАС СП-741 </text:span></text:p><text:p text:style-name="P15"><text:span text:style-name="T17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name="Group 37" draw:style-name="gr13"><draw:custom-shape draw:name="Rectangle 38" draw:style-name="gr16" draw:text-style-name="P18" svg:width="1.945cm" svg:height="0.436cm" svg:x="-0.916cm" svg:y="27.092cm"><text:p text:style-name="P17"><text:span text:style-name="T10"><text:s/></text:span><text:span text:style-name="T10">Правя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9" draw:style-name="gr7" draw:text-style-name="P18" svg:width="2.354cm" svg:height="0.436cm" svg:x="1.123cm" svg:y="27.092cm"><text:p text:style-name="P17"><text:span text:style-name="T10">Р</text:span><text:span text:style-name="T10">у</text:span><text:span text:style-name="T10">д</text:span><text:span text:style-name="T10">и</text:span><text:span text:style-name="T10">н</text:span><text:span text:style-name="T10">с</text:span><text:span text:style-name="T10">к</text:span><text:span text:style-name="T10">а</text:span><text:span text:style-name="T10">я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import paramiko</text:p>
      <text:p text:style-name="P1">import requests</text:p>
      <text:p text:style-name="P1">import json</text:p>
      <text:p text:style-name="P1"/>
      <text:p text:style-name="P1">from interface import Interface</text:p>
      <text:p text:style-name="P1"/>
      <text:p text:style-name="P1">requests.packages.urllib3.disable_warnings()</text:p>
      <text:p text:style-name="P1"/>
      <text:p text:style-name="P1">class Router:</text:p>
      <text:p text:style-name="P1"><text:s text:c="4"/>def __init__(self, host, username, password):</text:p>
      <text:p text:style-name="P1"><text:s text:c="8"/>self.host = host</text:p>
      <text:p text:style-name="P1"><text:s text:c="8"/>self.username = username</text:p>
      <text:p text:style-name="P1"><text:s text:c="8"/>self.password = password</text:p>
      <text:p text:style-name="P1"><text:s text:c="8"/>self.interfaces = self._set_interfaces()</text:p>
      <text:p text:style-name="P1"/>
      <text:p text:style-name="P1"><text:s text:c="4"/>def get_host(self):</text:p>
      <text:p text:style-name="P1"><text:s text:c="8"/>return self.host</text:p>
      <text:p text:style-name="P1"/>
      <text:p text:style-name="P1"><text:s text:c="4"/>def _set_interfaces(self):</text:p>
      <text:p text:style-name="P1"><text:s text:c="8"/>interface_names = self.get_interface_names()</text:p>
      <text:p text:style-name="P1"/>
      <text:p text:style-name="P1"><text:s text:c="8"/>interfaces = []</text:p>
      <text:p text:style-name="P1"><text:s text:c="8"/>for interface_name in interface_names:</text:p>
      <text:p text:style-name="P1"><text:s text:c="12"/>txload = self.get_interface_txload(interface_name)</text:p>
      <text:p text:style-name="P1"><text:s text:c="12"/>interfaces.append(Interface(interface_name, txload))</text:p>
      <text:p text:style-name="P1"/>
      <text:p text:style-name="P2"><text:s text:c="8"/>return interfaces</text:p>
      <text:h text:style-name="P4" text:outline-level="1"><draw:g text:anchor-type="paragraph" draw:z-index="1" draw:style-name="gr23"><draw:line draw:name="Line 18" draw:style-name="gr3" draw:text-style-name="P12" svg:x1="15.928cm" svg:y1="25.58cm" svg:x2="15.937cm" svg:y2="27.079cm"><text:p/></draw:line><draw:g draw:style-name="gr13"><draw:line draw:name="Line 17" draw:style-name="gr3" draw:text-style-name="P12" svg:x1="6.049cm" svg:y1="25.595cm" svg:x2="6.053cm" svg:y2="27.063cm"><text:p/></draw:line><draw:g draw:style-name="gr13"><draw:line draw:name="Line 16" draw:style-name="gr3" draw:text-style-name="P12" svg:x1="5.051cm" svg:y1="25.58cm" svg:x2="5.051cm" svg:y2="27.055cm"><text:p/></draw:line><draw:g draw:style-name="gr13"><draw:g draw:style-name="gr13"><draw:line draw:name="Line 12" draw:style-name="gr3" draw:text-style-name="P12" svg:x1="-0.044cm" svg:y1="25.594cm" svg:x2="-0.042cm" svg:y2="27.062cm"><text:p/></draw:line><draw:line draw:name="Line 13" draw:style-name="gr3" draw:text-style-name="P12" svg:x1="-0.942cm" svg:y1="25.583cm" svg:x2="17.33cm" svg:y2="25.585cm"><text:p/></draw:line><draw:line draw:name="Line 14" draw:style-name="gr3" draw:text-style-name="P12" svg:x1="1.047cm" svg:y1="25.608cm" svg:x2="1.049cm" svg:y2="27.063cm"><text:p/></draw:line><draw:line draw:name="Line 15" draw:style-name="gr3" draw:text-style-name="P12" svg:x1="3.549cm" svg:y1="25.608cm" svg:x2="3.549cm" svg:y2="27.083cm"><text:p/></draw:line><draw:g draw:style-name="gr13"><draw:g draw:style-name="gr13"><draw:custom-shape draw:name="Rectangle 21" draw:style-name="gr5" draw:text-style-name="P14" svg:width="0.807cm" svg:height="0.436cm" svg:x="-0.902cm" svg:y="26.574cm"><text:p text:style-name="P13"><text:span text:style-name="T10">З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" draw:style-name="gr6" draw:text-style-name="P14" svg:width="1.006cm" svg:height="0.436cm" svg:x="0.01cm" svg:y="26.601cm"><text:p text:style-name="P13"><text:span text:style-name="T10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" draw:style-name="gr7" draw:text-style-name="P14" svg:width="2.354cm" svg:height="0.436cm" svg:x="1.123cm" svg:y="26.601cm"><text:p text:style-name="P13"><text:span text:style-name="T10">№ </text:span><text:span text:style-name="T10">даку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" draw:style-name="gr8" draw:text-style-name="P14" svg:width="1.403cm" svg:height="0.436cm" svg:x="3.609cm" svg:y="26.601cm"><text:p text:style-name="P13"><text:span text:style-name="T10">Подпіс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" draw:style-name="gr9" draw:text-style-name="P14" svg:width="0.914cm" svg:height="0.436cm" svg:x="5.092cm" svg:y="26.601cm"><text:p text:style-name="P13"><text:span text:style-name="T10">Да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gr13"><draw:custom-shape draw:name="Rectangle 11" draw:style-name="gr24" draw:text-style-name="P12" svg:width="18.301cm" svg:height="28.308cm" svg:x="-0.951cm" svg:y="-1.25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8" draw:style-name="gr25" draw:text-style-name="P16" svg:width="9.884cm" svg:height="0.675cm" svg:x="6.053cm" svg:y="25.964cm"><text:p text:style-name="P15"><text:span text:style-name="T11">БДАС.460641.011 ТЗ</text:span></text:p><text:p text:style-name="P15"><text:span text:style-name="T12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draw:line draw:name="Line 30" draw:style-name="gr3" draw:text-style-name="P12" svg:x1="-0.928cm" svg:y1="26.585cm" svg:x2="6.044cm" svg:y2="26.587cm"><text:p/></draw:line><draw:line draw:name="Line 31" draw:style-name="gr4" draw:text-style-name="P12" svg:x1="-0.942cm" svg:y1="26.079cm" svg:x2="6.032cm" svg:y2="26.081cm"><text:p/></draw:line></draw:g><draw:g draw:style-name="gr13"><draw:line draw:name="Line 51" draw:style-name="gr3" draw:text-style-name="P12" svg:x1="15.926cm" svg:y1="26.259cm" svg:x2="17.348cm" svg:y2="26.261cm"><text:p/></draw:line><draw:custom-shape draw:name="Rectangle 26" draw:style-name="gr26" draw:text-style-name="P14" svg:width="1.348cm" svg:height="0.678cm" svg:x="15.928cm" svg:y="25.68cm"><text:p text:style-name="P13"><text:span text:style-name="T10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6" draw:style-name="gr26" draw:text-style-name="P14" svg:width="1.348cm" svg:height="0.678cm" svg:x="15.928cm" svg:y="26.421cm"><text:p text:style-name="P13"><text:span text:style-name="T10">2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/draw:g></draw:g></draw:g><text:bookmark-start text:name="_Toc5147586801"/><text:span text:style-name="T1">Д</text:span><text:bookmark-end text:name="_Toc5147586801"/><text:span text:style-name="T1">АДАТ</text:span><text:span text:style-name="T4">АК</text:span><text:span text:style-name="T1"> </text:span><text:span text:style-name="T2">А</text:span></text:h>
      <text:h text:style-name="P7" text:outline-level="1">def get_interfaces(self):</text:h>
      <text:h text:style-name="P7" text:outline-level="1"><text:s text:c="8"/>return self.interfaces</text:h>
      <text:h text:style-name="P7" text:outline-level="1"/>
      <text:h text:style-name="P7" text:outline-level="1"><text:s text:c="4"/>def get_interface_names(self):</text:h>
      <text:h text:style-name="P7" text:outline-level="1"><text:s text:c="8"/>url = 'https://{h}/restconf/data/ietf-interfaces:</text:h>
      <text:h text:style-name="P7" text:outline-level="1"><text:s text:c="15"/>interfaces/interface?fields=name'.format(h=self.host)</text:h>
      <text:h text:style-name="P7" text:outline-level="1"/>
      <text:h text:style-name="P7" text:outline-level="1"><text:s text:c="8"/>headers = {'Content-Type': 'application/yang-data+json',</text:h>
      <text:h text:style-name="P7" text:outline-level="1"><text:s text:c="19"/>'Accept': 'application/yang-data+json'}</text:h>
      <text:h text:style-name="P7" text:outline-level="1"/>
      <text:h text:style-name="P7" text:outline-level="1"><text:s text:c="8"/>response = requests.get(url=url,</text:h>
      <text:h text:style-name="P7" text:outline-level="1"><text:s text:c="32"/>auth=(self.username, self.password),</text:h>
      <text:h text:style-name="P7" text:outline-level="1"><text:s text:c="32"/>headers=headers,</text:h>
      <text:h text:style-name="P7" text:outline-level="1"><text:s text:c="32"/>verify=False).json()</text:h>
      <text:h text:style-name="P7" text:outline-level="1"><text:s text:c="4"/></text:h>
      <text:h text:style-name="P7" text:outline-level="1"><text:s text:c="8"/>return [ interface['name'] for interface in response['ietf-interfaces:interface'] ]</text:h>
      <text:h text:style-name="P7" text:outline-level="1"/>
      <text:h text:style-name="P7" text:outline-level="1"><text:s text:c="4"/>def get_interface_txload(self, interface_name):</text:h>
      <text:h text:style-name="P7" text:outline-level="1"><text:s text:c="8"/>ssh = paramiko.SSHClient()</text:h>
      <text:h text:style-name="P7" text:outline-level="1"><text:s text:c="8"/>ssh.set_missing_host_key_policy(paramiko.AutoAddPolicy())</text:h>
      <text:h text:style-name="P7" text:outline-level="1"><text:s text:c="8"/>ssh.connect(self.host, 22, self.username, self.password, look_for_keys=False)</text:h>
      <text:h text:style-name="P7" text:outline-level="1"/>
      <text:h text:style-name="P7" text:outline-level="1"><text:s text:c="8"/>stdin, stdout, stderr = ssh.exec_command(</text:h>
      <text:h text:style-name="P7" text:outline-level="1"><text:s text:c="12"/>'show interfaces {interface_name} | include load'.format(interface_name=interface_name))</text:h>
      <text:h text:style-name="P7" text:outline-level="1"><text:s text:c="8"/>output = stdout.readlines()</text:h>
      <text:h text:style-name="P7" text:outline-level="1"/>
      <text:h text:style-name="P7" text:outline-level="1"><text:s text:c="8"/>ssh.close()</text:h>
      <text:h text:style-name="P7" text:outline-level="1"/>
      <text:h text:style-name="P7" text:outline-level="1"><text:s text:c="8"/>return int('\r\n'.join(output).strip().split(', ')[1].split()[1].split('/')[0])</text:h>
      <text:h text:style-name="P5" text:outline-level="1"><draw:g text:anchor-type="paragraph" draw:z-index="2" draw:style-name="gr23"><draw:line draw:name="Line 18" draw:style-name="gr3" draw:text-style-name="P12" svg:x1="15.928cm" svg:y1="25.58cm" svg:x2="15.937cm" svg:y2="27.079cm"><text:p/></draw:line><draw:g draw:style-name="gr13"><draw:line draw:name="Line 17" draw:style-name="gr3" draw:text-style-name="P12" svg:x1="6.049cm" svg:y1="25.595cm" svg:x2="6.053cm" svg:y2="27.063cm"><text:p/></draw:line><draw:g draw:style-name="gr13"><draw:line draw:name="Line 16" draw:style-name="gr3" draw:text-style-name="P12" svg:x1="5.051cm" svg:y1="25.58cm" svg:x2="5.051cm" svg:y2="27.055cm"><text:p/></draw:line><draw:g draw:style-name="gr13"><draw:g draw:style-name="gr13"><draw:line draw:name="Line 12" draw:style-name="gr3" draw:text-style-name="P12" svg:x1="-0.044cm" svg:y1="25.594cm" svg:x2="-0.042cm" svg:y2="27.062cm"><text:p/></draw:line><draw:line draw:name="Line 13" draw:style-name="gr3" draw:text-style-name="P12" svg:x1="-0.942cm" svg:y1="25.583cm" svg:x2="17.33cm" svg:y2="25.585cm"><text:p/></draw:line><draw:line draw:name="Line 14" draw:style-name="gr3" draw:text-style-name="P12" svg:x1="1.047cm" svg:y1="25.608cm" svg:x2="1.049cm" svg:y2="27.063cm"><text:p/></draw:line><draw:line draw:name="Line 15" draw:style-name="gr3" draw:text-style-name="P12" svg:x1="3.549cm" svg:y1="25.608cm" svg:x2="3.549cm" svg:y2="27.083cm"><text:p/></draw:line><draw:g draw:style-name="gr13"><draw:g draw:style-name="gr13"><draw:custom-shape draw:name="Rectangle 21" draw:style-name="gr5" draw:text-style-name="P14" svg:width="0.807cm" svg:height="0.436cm" svg:x="-0.902cm" svg:y="26.574cm"><text:p text:style-name="P13"><text:span text:style-name="T10">З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" draw:style-name="gr6" draw:text-style-name="P14" svg:width="1.006cm" svg:height="0.436cm" svg:x="0.01cm" svg:y="26.601cm"><text:p text:style-name="P13"><text:span text:style-name="T10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" draw:style-name="gr7" draw:text-style-name="P14" svg:width="2.354cm" svg:height="0.436cm" svg:x="1.123cm" svg:y="26.601cm"><text:p text:style-name="P13"><text:span text:style-name="T10">№ </text:span><text:span text:style-name="T10">даку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" draw:style-name="gr8" draw:text-style-name="P14" svg:width="1.403cm" svg:height="0.436cm" svg:x="3.609cm" svg:y="26.601cm"><text:p text:style-name="P13"><text:span text:style-name="T10">Подпіс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" draw:style-name="gr9" draw:text-style-name="P14" svg:width="0.914cm" svg:height="0.436cm" svg:x="5.092cm" svg:y="26.601cm"><text:p text:style-name="P13"><text:span text:style-name="T10">Да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gr13"><draw:custom-shape draw:name="Rectangle 11" draw:style-name="gr24" draw:text-style-name="P12" svg:width="18.301cm" svg:height="28.308cm" svg:x="-0.951cm" svg:y="-1.25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8" draw:style-name="gr25" draw:text-style-name="P16" svg:width="9.884cm" svg:height="0.675cm" svg:x="6.053cm" svg:y="25.964cm"><text:p text:style-name="P15"><text:span text:style-name="T11">БДАС.46</text:span><text:span text:style-name="T11">0641.011 </text:span><text:span text:style-name="T11">ТЗ</text:span></text:p><text:p text:style-name="P15"><text:span text:style-name="T12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draw:line draw:name="Line 30" draw:style-name="gr3" draw:text-style-name="P12" svg:x1="-0.928cm" svg:y1="26.585cm" svg:x2="6.044cm" svg:y2="26.587cm"><text:p/></draw:line><draw:line draw:name="Line 31" draw:style-name="gr4" draw:text-style-name="P12" svg:x1="-0.942cm" svg:y1="26.079cm" svg:x2="6.032cm" svg:y2="26.081cm"><text:p/></draw:line></draw:g><draw:g draw:style-name="gr13"><draw:line draw:name="Line 51" draw:style-name="gr3" draw:text-style-name="P12" svg:x1="15.926cm" svg:y1="26.259cm" svg:x2="17.348cm" svg:y2="26.261cm"><text:p/></draw:line><draw:custom-shape draw:name="Rectangle 26" draw:style-name="gr26" draw:text-style-name="P14" svg:width="1.348cm" svg:height="0.678cm" svg:x="15.928cm" svg:y="25.68cm"><text:p text:style-name="P13"><text:span text:style-name="T10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6" draw:style-name="gr26" draw:text-style-name="P14" svg:width="1.348cm" svg:height="0.678cm" svg:x="15.928cm" svg:y="26.421cm"><text:p text:style-name="P13"><text:span text:style-name="T10">3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/draw:g></draw:g></draw:g><text:span text:style-name="T5">ДАДАТАК А</text:span></text:h>
      <text:h text:style-name="P11" text:outline-level="1"><text:s text:c="4"/>def restart_eigrp(self):</text:h>
      <text:h text:style-name="P11" text:outline-level="1"><text:s text:c="8"/>self._disable_eigrp()</text:h>
      <text:h text:style-name="P11" text:outline-level="1"><text:s text:c="8"/>self._enable_eigrp()</text:h>
      <text:h text:style-name="P11" text:outline-level="1"/>
      <text:h text:style-name="P11" text:outline-level="1"><text:s text:c="4"/>def _enable_eigrp(self):</text:h>
      <text:h text:style-name="P11" text:outline-level="1"><text:s text:c="8"/>url = "https://{host}/restconf/data/Cisco-IOS-XE-native:</text:h>
      <text:h text:style-name="P11" text:outline-level="1"><text:s text:c="15"/>native/router/router-eigrp/eigrp/classic-mode=1?fields=shutdown"</text:h>
      <text:h text:style-name="P11" text:outline-level="1"><text:s text:c="12"/>.format(host=self.host)</text:h>
      <text:h text:style-name="P11" text:outline-level="1"/>
      <text:h text:style-name="P11" text:outline-level="1"><text:s text:c="8"/>headers = {'Content-Type': 'application/yang-data+json'}</text:h>
      <text:h text:style-name="P11" text:outline-level="1"/>
      <text:h text:style-name="P11" text:outline-level="1"><text:s text:c="8"/>patch_data = '''</text:h>
      <text:h text:style-name="P11" text:outline-level="1"><text:s text:c="12"/>{</text:h>
      <text:h text:style-name="P11" text:outline-level="1"><text:s text:c="16"/>"Cisco-IOS-XE-eigrp:classic-mode": {</text:h>
      <text:h text:style-name="P11" text:outline-level="1"><text:s text:c="20"/>"shutdown": false</text:h>
      <text:h text:style-name="P11" text:outline-level="1"><text:s text:c="16"/>}</text:h>
      <text:h text:style-name="P11" text:outline-level="1"><text:s text:c="12"/>}</text:h>
      <text:h text:style-name="P11" text:outline-level="1"><text:s text:c="8"/>'''</text:h>
      <text:h text:style-name="P11" text:outline-level="1"/>
      <text:h text:style-name="P11" text:outline-level="1"><text:s text:c="8"/>requests.patch(url=url,</text:h>
      <text:h text:style-name="P11" text:outline-level="1"><text:s text:c="23"/>data=patch_data,</text:h>
      <text:h text:style-name="P11" text:outline-level="1"><text:s text:c="23"/>auth=(self.username, self.password),</text:h>
      <text:h text:style-name="P11" text:outline-level="1"><text:s text:c="23"/>headers=headers,</text:h>
      <text:h text:style-name="P11" text:outline-level="1"><text:s text:c="23"/>verify=False)</text:h>
      <text:h text:style-name="P6" text:outline-level="1"><draw:g text:anchor-type="paragraph" draw:z-index="3" draw:style-name="gr23"><draw:line draw:name="Line 18" draw:style-name="gr3" draw:text-style-name="P12" svg:x1="15.928cm" svg:y1="25.58cm" svg:x2="15.937cm" svg:y2="27.079cm"><text:p/></draw:line><draw:g draw:style-name="gr13"><draw:line draw:name="Line 17" draw:style-name="gr3" draw:text-style-name="P12" svg:x1="6.049cm" svg:y1="25.595cm" svg:x2="6.053cm" svg:y2="27.063cm"><text:p/></draw:line><draw:g draw:style-name="gr13"><draw:line draw:name="Line 16" draw:style-name="gr3" draw:text-style-name="P12" svg:x1="5.051cm" svg:y1="25.58cm" svg:x2="5.051cm" svg:y2="27.055cm"><text:p/></draw:line><draw:g draw:style-name="gr13"><draw:g draw:style-name="gr13"><draw:line draw:name="Line 12" draw:style-name="gr3" draw:text-style-name="P12" svg:x1="-0.044cm" svg:y1="25.594cm" svg:x2="-0.042cm" svg:y2="27.062cm"><text:p/></draw:line><draw:line draw:name="Line 13" draw:style-name="gr3" draw:text-style-name="P12" svg:x1="-0.942cm" svg:y1="25.583cm" svg:x2="17.33cm" svg:y2="25.585cm"><text:p/></draw:line><draw:line draw:name="Line 14" draw:style-name="gr3" draw:text-style-name="P12" svg:x1="1.047cm" svg:y1="25.608cm" svg:x2="1.049cm" svg:y2="27.063cm"><text:p/></draw:line><draw:line draw:name="Line 15" draw:style-name="gr3" draw:text-style-name="P12" svg:x1="3.549cm" svg:y1="25.608cm" svg:x2="3.549cm" svg:y2="27.083cm"><text:p/></draw:line><draw:g draw:style-name="gr13"><draw:g draw:style-name="gr13"><draw:custom-shape draw:name="Rectangle 21" draw:style-name="gr5" draw:text-style-name="P14" svg:width="0.807cm" svg:height="0.436cm" svg:x="-0.902cm" svg:y="26.574cm"><text:p text:style-name="P13"><text:span text:style-name="T10">З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" draw:style-name="gr6" draw:text-style-name="P14" svg:width="1.006cm" svg:height="0.436cm" svg:x="0.01cm" svg:y="26.601cm"><text:p text:style-name="P13"><text:span text:style-name="T10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" draw:style-name="gr7" draw:text-style-name="P14" svg:width="2.354cm" svg:height="0.436cm" svg:x="1.123cm" svg:y="26.601cm"><text:p text:style-name="P13"><text:span text:style-name="T10">№ </text:span><text:span text:style-name="T10">даку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" draw:style-name="gr8" draw:text-style-name="P14" svg:width="1.403cm" svg:height="0.436cm" svg:x="3.609cm" svg:y="26.601cm"><text:p text:style-name="P13"><text:span text:style-name="T10">Подпіс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" draw:style-name="gr9" draw:text-style-name="P14" svg:width="0.914cm" svg:height="0.436cm" svg:x="5.092cm" svg:y="26.601cm"><text:p text:style-name="P13"><text:span text:style-name="T10">Да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gr13"><draw:custom-shape draw:name="Rectangle 11" draw:style-name="gr24" draw:text-style-name="P12" svg:width="18.301cm" svg:height="28.308cm" svg:x="-0.951cm" svg:y="-1.25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8" draw:style-name="gr25" draw:text-style-name="P16" svg:width="9.884cm" svg:height="0.675cm" svg:x="6.053cm" svg:y="25.964cm"><text:p text:style-name="P15"><text:span text:style-name="T11">БДАС.460</text:span><text:span text:style-name="T11">641.011 </text:span><text:span text:style-name="T11">ТЗ</text:span></text:p><text:p text:style-name="P15"><text:span text:style-name="T12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draw:line draw:name="Line 30" draw:style-name="gr3" draw:text-style-name="P12" svg:x1="-0.928cm" svg:y1="26.585cm" svg:x2="6.044cm" svg:y2="26.587cm"><text:p/></draw:line><draw:line draw:name="Line 31" draw:style-name="gr4" draw:text-style-name="P12" svg:x1="-0.942cm" svg:y1="26.079cm" svg:x2="6.032cm" svg:y2="26.081cm"><text:p/></draw:line></draw:g><draw:g draw:style-name="gr13"><draw:line draw:name="Line 51" draw:style-name="gr3" draw:text-style-name="P12" svg:x1="15.926cm" svg:y1="26.259cm" svg:x2="17.348cm" svg:y2="26.261cm"><text:p/></draw:line><draw:custom-shape draw:name="Rectangle 26" draw:style-name="gr26" draw:text-style-name="P14" svg:width="1.348cm" svg:height="0.678cm" svg:x="15.928cm" svg:y="25.68cm"><text:p text:style-name="P13"><text:span text:style-name="T10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6" draw:style-name="gr26" draw:text-style-name="P14" svg:width="1.348cm" svg:height="0.678cm" svg:x="15.928cm" svg:y="26.421cm"><text:p text:style-name="P13"><text:span text:style-name="T10">4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/draw:g></draw:g></draw:g>ДАДАТАК А</text:h>
      <text:h text:style-name="P11" text:outline-level="1"><text:s text:c="4"/>def _disable_eigrp(self):</text:h>
      <text:h text:style-name="P11" text:outline-level="1"><text:s text:c="8"/>url = "https://{host}/restconf/data/Cisco-IOS-XE-native:</text:h>
      <text:h text:style-name="P11" text:outline-level="1"><text:s text:c="15"/>native/router/router-eigrp/eigrp/classic-mode=1?fields=shutdown"</text:h>
      <text:h text:style-name="P11" text:outline-level="1"><text:s text:c="12"/>.format(host=self.host)</text:h>
      <text:h text:style-name="P11" text:outline-level="1"/>
      <text:h text:style-name="P11" text:outline-level="1"><text:s text:c="8"/>headers = {'Content-Type': 'application/yang-data+json'}</text:h>
      <text:h text:style-name="P11" text:outline-level="1"/>
      <text:h text:style-name="P11" text:outline-level="1"><text:s text:c="8"/>patch_data = '''</text:h>
      <text:h text:style-name="P11" text:outline-level="1"><text:s text:c="12"/>{</text:h>
      <text:h text:style-name="P11" text:outline-level="1"><text:s text:c="16"/>"Cisco-IOS-XE-eigrp:classic-mode": {</text:h>
      <text:h text:style-name="P11" text:outline-level="1"><text:s text:c="20"/>"shutdown": true</text:h>
      <text:h text:style-name="P11" text:outline-level="1"><text:s text:c="16"/>}</text:h>
      <text:h text:style-name="P11" text:outline-level="1"><text:s text:c="12"/>}</text:h>
      <text:h text:style-name="P11" text:outline-level="1"><text:s text:c="8"/>'''</text:h>
      <text:h text:style-name="P11" text:outline-level="1"/>
      <text:h text:style-name="P11" text:outline-level="1"><text:s text:c="8"/>requests.patch(url=url,</text:h>
      <text:h text:style-name="P11" text:outline-level="1"><text:s text:c="23"/>data=patch_data,</text:h>
      <text:h text:style-name="P11" text:outline-level="1"><text:s text:c="23"/>auth=(self.username, self.password),</text:h>
      <text:h text:style-name="P11" text:outline-level="1"><text:s text:c="23"/>headers=headers,</text:h>
      <text:h text:style-name="P11" text:outline-level="1"><text:s text:c="23"/>verify=False)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GOST type A1" svg:font-family="'GOST type A'"/>
    <style:font-face style:name="Рудзінская" svg:font-family="Рудзінская"/>
    <style:font-face style:name="Calibri" svg:font-family="Calibri" style:font-family-generic="roman"/>
    <style:font-face style:name="ISOCPEUR" svg:font-family="ISOCPEUR" style:font-family-generic="roman"/>
    <style:font-face style:name="Times New Roman1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GOST type A" svg:font-family="'GOST type A'" style:font-pitch="variable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1" fo:font-family="'Times New Roman'" style:font-family-generic="roman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1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1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1" fo:font-family="'Times New Roman'" style:font-family-generic="roman" style:font-size-asian="12pt" style:font-name-complex="FreeSans1" style:font-family-complex="FreeSans" style:font-family-generic-complex="swiss"/>
    </style:style>
    <style:style style:name="Чертежный" style:family="paragraph" style:default-outline-level="">
      <style:paragraph-properties fo:margin-top="0cm" fo:margin-bottom="0cm" loext:contextual-spacing="false" fo:line-height="100%" fo:text-align="justify" style:justify-single-word="false" fo:orphans="2" fo:widows="2" style:writing-mode="lr-tb"/>
      <style:text-properties style:font-name="ISOCPEUR" fo:font-family="ISOCPEUR" style:font-family-generic="roman" fo:font-size="14pt" fo:language="uk" fo:country="UA" fo:font-style="italic" style:font-name-asian="Times New Roman2" style:font-family-asian="'Times New Roman'" style:font-family-generic-asian="system" style:font-pitch-asian="variable" style:font-size-asian="14pt" style:language-asian="ru" style:country-asian="RU" style:font-style-asian="italic" style:font-name-complex="Times New Roman2" style:font-family-complex="'Times New Roman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editing-cycles>38</meta:editing-cycles>
    <meta:creation-date>2020-05-29T13:01:00</meta:creation-date>
    <dc:date>2020-06-01T22:04:16.596739485</dc:date>
    <meta:editing-duration>PT1H39M2S</meta:editing-duration>
    <meta:generator>LibreOffice/6.1.5.2$Linux_X86_64 LibreOffice_project/10$Build-2</meta:generator>
    <meta:document-statistic meta:table-count="0" meta:image-count="0" meta:object-count="0" meta:page-count="4" meta:paragraph-count="83" meta:word-count="182" meta:character-count="3230" meta:non-whitespace-character-count="227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